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A2900005319C3007F4F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1ff2"/>
    </style:style>
    <style:style style:name="T1" style:family="text">
      <style:text-properties officeooo:rsid="00101ff2"/>
    </style:style>
    <style:style style:name="T2" style:family="text">
      <style:text-properties officeooo:rsid="00115810"/>
    </style:style>
    <style:style style:name="T3" style:family="text">
      <style:text-properties officeooo:rsid="0011de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randeringen voor Visitor:</text:span></text:p>
      <text:p text:style-name="P1"><text:span text:style-name="T1"/></text:p>
      <text:p text:style-name="P1"><text:span text:style-name="T1">Nieuwe klasses Visitor, Visitable.</text:span></text:p>
      <text:p text:style-name="P1"><text:span text:style-name="T1"/></text:p>
      <text:p text:style-name="P1"><text:span text:style-name="T1">GameObject, World, Mesh, Collider, Camera, Light, Behaviour worden allemaal </text:span><text:span text:style-name="T3">V</text:span><text:span text:style-name="T1">isitable en krijgen een eigen accept methode.</text:span></text:p>
      <text:p text:style-name="P1"><text:span text:style-name="T1"/></text:p>
      <text:p text:style-name="P1"><text:span text:style-name="T1">Het objectmodel zorgt ervoor dat kinderen ook gevisit worden, dus ook de accept methode van alle kinderen aanroepen. Ook de mesh, </text:span><text:span text:style-name="T2">behaviour en collider</text:span><text:span text:style-name="T1"> valt hieronder.</text:span></text:p>
      <text:p text:style-name="P1"><text:span text:style-name="T1"/></text:p>
      <text:p text:style-name="P1"><text:span text:style-name="T1"/></text:p>
      <text:p text:style-name="P1"><text:span text:style-name="T1">Veranderingen voor RenderVisitor:</text:span></text:p>
      <text:p text:style-name="P1"><text:span text:style-name="T1"/></text:p>
      <text:p text:style-name="P1"><text:span text:style-name="T1">Nieuwe klasse Rendervisitor.</text:span></text:p>
      <text:p text:style-name="P1"><draw:frame draw:style-name="fr1" draw:name="graphics1" text:anchor-type="paragraph" svg:x="0cm" svg:y="2.302cm" svg:width="17cm" svg:height="15.669cm" draw:z-index="0"><draw:image xlink:href="Pictures/2000000900005A2900005319C3007F4F.svm" xlink:type="simple" xlink:show="embed" xlink:actuate="onLoad"/></draw:frame><text:span text:style-name="T1">Alle draw methoden uit de Visitable klasses worden vervangen door de visit methodes van de RenderVisitor. Behaviour en Collider hoeven niet te worden gerenderd dus die visit methodes doen ni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0:07:17.89</meta:creation-date>
    <dc:date>2013-03-27T10:33:55.10</dc:date>
    <meta:editing-duration>PT21M7S</meta:editing-duration>
    <meta:editing-cycles>4</meta:editing-cycles>
    <meta:generator>LibreOffice/4.0.1.2$Windows_x86 LibreOffice_project/84102822e3d61eb989ddd325abf1ac077904985</meta:generator>
    <meta:document-statistic meta:table-count="0" meta:image-count="1" meta:object-count="0" meta:page-count="1" meta:paragraph-count="7" meta:word-count="85" meta:character-count="605" meta:non-whitespace-character-count="527"/>
  </office:meta>
</office:document-meta>
</file>